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Times New Roman" svg:font-family="'Times New Roman'"/>
    <style:font-face style:name="CalIBRI" svg:font-family="CalIBRI" style:font-family-generic="swiss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6cm" fo:margin-left="0.007cm" fo:margin-top="0cm" fo:margin-bottom="0cm" table:align="left" style:writing-mode="lr-tb"/>
    </style:style>
    <style:style style:name="Tabla1.A" style:family="table-column">
      <style:table-column-properties style:column-width="13.005cm"/>
    </style:style>
    <style:style style:name="Tabla1.B" style:family="table-column">
      <style:table-column-properties style:column-width="2.99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none"/>
    </style:style>
    <style:style style:name="Tabla5" style:family="table">
      <style:table-properties style:width="16.783cm" table:align="center" style:shadow="#87ceeb 0.379cm -0.379cm" style:writing-mode="lr-tb"/>
    </style:style>
    <style:style style:name="Tabla5.A" style:family="table-column">
      <style:table-column-properties style:column-width="8.391cm"/>
    </style:style>
    <style:style style:name="Tabla5.B" style:family="table-column">
      <style:table-column-properties style:column-width="8.393cm"/>
    </style:style>
    <style:style style:name="Tabla5.1" style:family="table-row">
      <style:table-row-properties style:min-row-height="8.511cm"/>
    </style:style>
    <style:style style:name="Tabla5.A1" style:family="table-cell">
      <style:table-cell-properties fo:padding="0.499cm" fo:border-left="1.3pt solid #32cd32" fo:border-right="none" fo:border-top="1.3pt solid #32cd32" fo:border-bottom="1.3pt solid #32cd32"/>
    </style:style>
    <style:style style:name="Tabla5.B1" style:family="table-cell">
      <style:table-cell-properties fo:padding="0.499cm" fo:border-left="none" fo:border-right="1.3pt solid #32cd32" fo:border-top="1.3pt solid #32cd32" fo:border-bottom="1.3pt solid #32cd32"/>
    </style:style>
    <style:style style:name="Tabla6" style:family="table">
      <style:table-properties style:width="6.595cm" style:rel-width="94%" fo:margin-top="0.499cm" fo:margin-bottom="0.499cm" table:align="center" style:shadow="#32cd32 0.176cm -0.176cm" style:writing-mode="lr-tb"/>
    </style:style>
    <style:style style:name="Tabla6.A" style:family="table-column">
      <style:table-column-properties style:column-width="3.343cm" style:rel-column-width="1757*"/>
    </style:style>
    <style:style style:name="Tabla6.B" style:family="table-column">
      <style:table-column-properties style:column-width="3.253cm" style:rel-column-width="1709*"/>
    </style:style>
    <style:style style:name="Tabla6.A1" style:family="table-cell">
      <style:table-cell-properties fo:background-color="#1ba1e2" fo:padding="0.097cm" fo:border="1.3pt solid #000000">
        <style:background-image/>
      </style:table-cell-properties>
    </style:style>
    <style:style style:name="Tabla6.A2" style:family="table-cell">
      <style:table-cell-properties fo:background-color="#1ba1e2" fo:padding="0.097cm" fo:border-left="1.3pt solid #000000" fo:border-right="none" fo:border-top="none" fo:border-bottom="1.3pt solid #000000">
        <style:background-image/>
      </style:table-cell-properties>
    </style:style>
    <style:style style:name="Tabla6.B2" style:family="table-cell">
      <style:table-cell-properties fo:background-color="#1ba1e2" fo:padding="0.097cm" fo:border-left="1.3pt solid #000000" fo:border-right="1.3pt solid #000000" fo:border-top="none" fo:border-bottom="1.3pt solid #000000">
        <style:background-image/>
      </style:table-cell-properties>
    </style:style>
    <style:style style:name="Tabla6.A3" style:family="table-cell">
      <style:table-cell-properties fo:padding="0.097cm" fo:border-left="1.3pt solid #000000" fo:border-right="none" fo:border-top="none" fo:border-bottom="1.3pt solid #000000"/>
    </style:style>
    <style:style style:name="Tabla6.B3" style:family="table-cell">
      <style:table-cell-properties fo:padding="0.097cm" fo:border-left="1.3pt solid #000000" fo:border-right="1.3pt solid #000000" fo:border-top="none" fo:border-bottom="1.3pt solid #000000"/>
    </style:style>
    <style:style style:name="Tabla6.A4" style:family="table-cell">
      <style:table-cell-properties fo:padding="0.097cm" fo:border-left="1.3pt solid #000000" fo:border-right="none" fo:border-top="none" fo:border-bottom="1.3pt solid #000000"/>
    </style:style>
    <style:style style:name="Tabla6.B4" style:family="table-cell">
      <style:table-cell-properties fo:padding="0.097cm" fo:border-left="1.3pt solid #000000" fo:border-right="1.3pt solid #000000" fo:border-top="none" fo:border-bottom="1.3pt solid #000000"/>
    </style:style>
    <style:style style:name="Tabla6.A5" style:family="table-cell">
      <style:table-cell-properties fo:padding="0.097cm" fo:border-left="1.3pt solid #000000" fo:border-right="none" fo:border-top="none" fo:border-bottom="1.3pt solid #000000"/>
    </style:style>
    <style:style style:name="Tabla6.B5" style:family="table-cell">
      <style:table-cell-properties fo:padding="0.097cm" fo:border-left="1.3pt solid #000000" fo:border-right="1.3pt solid #000000" fo:border-top="none" fo:border-bottom="1.3pt solid #000000"/>
    </style:style>
    <style:style style:name="Tabla6.A6" style:family="table-cell">
      <style:table-cell-properties fo:padding="0.097cm" fo:border-left="1.3pt solid #000000" fo:border-right="none" fo:border-top="none" fo:border-bottom="1.3pt solid #000000"/>
    </style:style>
    <style:style style:name="Tabla6.B6" style:family="table-cell">
      <style:table-cell-properties fo:padding="0.097cm" fo:border-left="1.3pt solid #000000" fo:border-right="1.3pt solid #000000" fo:border-top="none" fo:border-bottom="1.3pt solid #000000"/>
    </style:style>
    <style:style style:name="Tabla6.A7" style:family="table-cell">
      <style:table-cell-properties fo:padding="0.097cm" fo:border-left="1.3pt solid #000000" fo:border-right="none" fo:border-top="none" fo:border-bottom="1.3pt solid #000000"/>
    </style:style>
    <style:style style:name="Tabla6.B7" style:family="table-cell">
      <style:table-cell-properties fo:padding="0.097cm" fo:border-left="1.3pt solid #000000" fo:border-right="1.3pt solid #000000" fo:border-top="none" fo:border-bottom="1.3pt solid #000000"/>
    </style:style>
    <style:style style:name="Tabla6.A8" style:family="table-cell">
      <style:table-cell-properties fo:padding="0.097cm" fo:border-left="1.3pt solid #000000" fo:border-right="none" fo:border-top="none" fo:border-bottom="1.3pt solid #000000"/>
    </style:style>
    <style:style style:name="Tabla6.B8" style:family="table-cell">
      <style:table-cell-properties fo:padding="0.097cm" fo:border-left="1.3pt solid #000000" fo:border-right="1.3pt solid #000000" fo:border-top="none" fo:border-bottom="1.3pt solid #000000"/>
    </style:style>
    <style:style style:name="Tabla6.A9" style:family="table-cell">
      <style:table-cell-properties fo:padding="0.097cm" fo:border-left="1.3pt solid #000000" fo:border-right="none" fo:border-top="none" fo:border-bottom="1.3pt solid #000000"/>
    </style:style>
    <style:style style:name="Tabla6.B9" style:family="table-cell">
      <style:table-cell-properties fo:padding="0.097cm" fo:border-left="1.3pt solid #000000" fo:border-right="1.3pt solid #000000" fo:border-top="none" fo:border-bottom="1.3pt solid #000000"/>
    </style:style>
    <style:style style:name="Tabla6.A10" style:family="table-cell">
      <style:table-cell-properties fo:padding="0.097cm" fo:border-left="1.3pt solid #000000" fo:border-right="none" fo:border-top="none" fo:border-bottom="1.3pt solid #000000"/>
    </style:style>
    <style:style style:name="Tabla6.B10" style:family="table-cell">
      <style:table-cell-properties fo:padding="0.097cm" fo:border-left="1.3pt solid #000000" fo:border-right="1.3pt solid #000000" fo:border-top="none" fo:border-bottom="1.3pt solid #000000"/>
    </style:style>
    <style:style style:name="Tabla6.A11" style:family="table-cell">
      <style:table-cell-properties fo:padding="0.097cm" fo:border-left="1.3pt solid #000000" fo:border-right="none" fo:border-top="none" fo:border-bottom="1.3pt solid #000000"/>
    </style:style>
    <style:style style:name="Tabla6.B11" style:family="table-cell">
      <style:table-cell-properties fo:padding="0.097cm" fo:border-left="1.3pt solid #000000" fo:border-right="1.3pt solid #000000" fo:border-top="none" fo:border-bottom="1.3pt solid #000000"/>
    </style:style>
    <style:style style:name="Tabla7" style:family="table">
      <style:table-properties style:width="6.812cm" style:rel-width="97%" table:align="center" style:shadow="#32cd32 -0.176cm -0.176cm" style:writing-mode="lr-tb"/>
    </style:style>
    <style:style style:name="Tabla7.A" style:family="table-column">
      <style:table-column-properties style:column-width="3.366cm" style:rel-column-width="2169*"/>
    </style:style>
    <style:style style:name="Tabla7.B" style:family="table-column">
      <style:table-column-properties style:column-width="3.447cm" style:rel-column-width="2222*"/>
    </style:style>
    <style:style style:name="Tabla7.A1" style:family="table-cell">
      <style:table-cell-properties fo:background-color="#d3d3d3" fo:padding="0.097cm" fo:border="1.3pt solid #000000">
        <style:background-image/>
      </style:table-cell-properties>
    </style:style>
    <style:style style:name="Tabla7.A2" style:family="table-cell">
      <style:table-cell-properties fo:background-color="#d3d3d3" fo:padding="0.097cm" fo:border-left="1.3pt solid #000000" fo:border-right="none" fo:border-top="none" fo:border-bottom="1.3pt solid #000000">
        <style:background-image/>
      </style:table-cell-properties>
    </style:style>
    <style:style style:name="Tabla7.B2" style:family="table-cell">
      <style:table-cell-properties fo:background-color="#d3d3d3" fo:padding="0.097cm" fo:border-left="1.3pt solid #000000" fo:border-right="1.3pt solid #000000" fo:border-top="none" fo:border-bottom="1.3pt solid #000000">
        <style:background-image/>
      </style:table-cell-properties>
    </style:style>
    <style:style style:name="Tabla7.A3" style:family="table-cell">
      <style:table-cell-properties style:vertical-align="middle" fo:padding="0.097cm" fo:border-left="1.3pt solid #000000" fo:border-right="none" fo:border-top="none" fo:border-bottom="1.3pt solid #000000"/>
    </style:style>
    <style:style style:name="Tabla7.B3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Tabla6" style:family="table">
      <style:table-properties style:width="6.595cm" style:rel-width="94%" fo:margin-top="0.499cm" fo:margin-bottom="0.499cm" table:align="center" style:shadow="#32cd32 0.176cm -0.176cm" style:writing-mode="lr-tb"/>
    </style:style>
    <style:style style:name="Tabla6.A" style:family="table-column">
      <style:table-column-properties style:column-width="3.343cm" style:rel-column-width="1757*"/>
    </style:style>
    <style:style style:name="Tabla6.B" style:family="table-column">
      <style:table-column-properties style:column-width="3.253cm" style:rel-column-width="1709*"/>
    </style:style>
    <style:style style:name="Tabla6.A1" style:family="table-cell">
      <style:table-cell-properties fo:background-color="#1ba1e2" fo:padding="0.097cm" fo:border="1.3pt solid #000000">
        <style:background-image/>
      </style:table-cell-properties>
    </style:style>
    <style:style style:name="Tabla6.A2" style:family="table-cell">
      <style:table-cell-properties fo:background-color="#1ba1e2" fo:padding="0.097cm" fo:border-left="1.3pt solid #000000" fo:border-right="none" fo:border-top="none" fo:border-bottom="1.3pt solid #000000">
        <style:background-image/>
      </style:table-cell-properties>
    </style:style>
    <style:style style:name="Tabla6.B2" style:family="table-cell">
      <style:table-cell-properties fo:background-color="#1ba1e2" fo:padding="0.097cm" fo:border-left="1.3pt solid #000000" fo:border-right="1.3pt solid #000000" fo:border-top="none" fo:border-bottom="1.3pt solid #000000">
        <style:background-image/>
      </style:table-cell-properties>
    </style:style>
    <style:style style:name="Tabla6.A3" style:family="table-cell">
      <style:table-cell-properties fo:padding="0.097cm" fo:border-left="1.3pt solid #000000" fo:border-right="none" fo:border-top="none" fo:border-bottom="1.3pt solid #000000"/>
    </style:style>
    <style:style style:name="Tabla6.B3" style:family="table-cell">
      <style:table-cell-properties fo:padding="0.097cm" fo:border-left="1.3pt solid #000000" fo:border-right="1.3pt solid #000000" fo:border-top="none" fo:border-bottom="1.3pt solid #000000"/>
    </style:style>
    <style:style style:name="Tabla6.A4" style:family="table-cell">
      <style:table-cell-properties fo:padding="0.097cm" fo:border-left="1.3pt solid #000000" fo:border-right="none" fo:border-top="none" fo:border-bottom="1.3pt solid #000000"/>
    </style:style>
    <style:style style:name="Tabla6.B4" style:family="table-cell">
      <style:table-cell-properties fo:padding="0.097cm" fo:border-left="1.3pt solid #000000" fo:border-right="1.3pt solid #000000" fo:border-top="none" fo:border-bottom="1.3pt solid #000000"/>
    </style:style>
    <style:style style:name="Tabla6.A5" style:family="table-cell">
      <style:table-cell-properties fo:padding="0.097cm" fo:border-left="1.3pt solid #000000" fo:border-right="none" fo:border-top="none" fo:border-bottom="1.3pt solid #000000"/>
    </style:style>
    <style:style style:name="Tabla6.B5" style:family="table-cell">
      <style:table-cell-properties fo:padding="0.097cm" fo:border-left="1.3pt solid #000000" fo:border-right="1.3pt solid #000000" fo:border-top="none" fo:border-bottom="1.3pt solid #000000"/>
    </style:style>
    <style:style style:name="Tabla6.A6" style:family="table-cell">
      <style:table-cell-properties fo:padding="0.097cm" fo:border-left="1.3pt solid #000000" fo:border-right="none" fo:border-top="none" fo:border-bottom="1.3pt solid #000000"/>
    </style:style>
    <style:style style:name="Tabla6.B6" style:family="table-cell">
      <style:table-cell-properties fo:padding="0.097cm" fo:border-left="1.3pt solid #000000" fo:border-right="1.3pt solid #000000" fo:border-top="none" fo:border-bottom="1.3pt solid #000000"/>
    </style:style>
    <style:style style:name="Tabla6.A7" style:family="table-cell">
      <style:table-cell-properties fo:padding="0.097cm" fo:border-left="1.3pt solid #000000" fo:border-right="none" fo:border-top="none" fo:border-bottom="1.3pt solid #000000"/>
    </style:style>
    <style:style style:name="Tabla6.B7" style:family="table-cell">
      <style:table-cell-properties fo:padding="0.097cm" fo:border-left="1.3pt solid #000000" fo:border-right="1.3pt solid #000000" fo:border-top="none" fo:border-bottom="1.3pt solid #000000"/>
    </style:style>
    <style:style style:name="Tabla6.A8" style:family="table-cell">
      <style:table-cell-properties fo:padding="0.097cm" fo:border-left="1.3pt solid #000000" fo:border-right="none" fo:border-top="none" fo:border-bottom="1.3pt solid #000000"/>
    </style:style>
    <style:style style:name="Tabla6.B8" style:family="table-cell">
      <style:table-cell-properties fo:padding="0.097cm" fo:border-left="1.3pt solid #000000" fo:border-right="1.3pt solid #000000" fo:border-top="none" fo:border-bottom="1.3pt solid #000000"/>
    </style:style>
    <style:style style:name="Tabla6.A9" style:family="table-cell">
      <style:table-cell-properties fo:padding="0.097cm" fo:border-left="1.3pt solid #000000" fo:border-right="none" fo:border-top="none" fo:border-bottom="1.3pt solid #000000"/>
    </style:style>
    <style:style style:name="Tabla6.B9" style:family="table-cell">
      <style:table-cell-properties fo:padding="0.097cm" fo:border-left="1.3pt solid #000000" fo:border-right="1.3pt solid #000000" fo:border-top="none" fo:border-bottom="1.3pt solid #000000"/>
    </style:style>
    <style:style style:name="Tabla6.A10" style:family="table-cell">
      <style:table-cell-properties fo:padding="0.097cm" fo:border-left="1.3pt solid #000000" fo:border-right="none" fo:border-top="none" fo:border-bottom="1.3pt solid #000000"/>
    </style:style>
    <style:style style:name="Tabla6.B10" style:family="table-cell">
      <style:table-cell-properties fo:padding="0.097cm" fo:border-left="1.3pt solid #000000" fo:border-right="1.3pt solid #000000" fo:border-top="none" fo:border-bottom="1.3pt solid #000000"/>
    </style:style>
    <style:style style:name="Tabla6.A11" style:family="table-cell">
      <style:table-cell-properties fo:padding="0.097cm" fo:border-left="1.3pt solid #000000" fo:border-right="none" fo:border-top="none" fo:border-bottom="1.3pt solid #000000"/>
    </style:style>
    <style:style style:name="Tabla6.B11" style:family="table-cell">
      <style:table-cell-properties fo:padding="0.097cm" fo:border-left="1.3pt solid #000000" fo:border-right="1.3pt solid #000000" fo:border-top="none" fo:border-bottom="1.3pt solid #000000"/>
    </style:style>
    <style:style style:name="Tabla7" style:family="table">
      <style:table-properties style:width="6.812cm" style:rel-width="97%" table:align="center" style:shadow="#32cd32 -0.176cm -0.176cm" style:writing-mode="lr-tb"/>
    </style:style>
    <style:style style:name="Tabla7.A" style:family="table-column">
      <style:table-column-properties style:column-width="3.366cm" style:rel-column-width="2169*"/>
    </style:style>
    <style:style style:name="Tabla7.B" style:family="table-column">
      <style:table-column-properties style:column-width="3.447cm" style:rel-column-width="2222*"/>
    </style:style>
    <style:style style:name="Tabla7.A1" style:family="table-cell">
      <style:table-cell-properties fo:background-color="#d3d3d3" fo:padding="0.097cm" fo:border="1.3pt solid #000000">
        <style:background-image/>
      </style:table-cell-properties>
    </style:style>
    <style:style style:name="Tabla7.A2" style:family="table-cell">
      <style:table-cell-properties fo:background-color="#d3d3d3" fo:padding="0.097cm" fo:border-left="1.3pt solid #000000" fo:border-right="none" fo:border-top="none" fo:border-bottom="1.3pt solid #000000">
        <style:background-image/>
      </style:table-cell-properties>
    </style:style>
    <style:style style:name="Tabla7.B2" style:family="table-cell">
      <style:table-cell-properties fo:background-color="#d3d3d3" fo:padding="0.097cm" fo:border-left="1.3pt solid #000000" fo:border-right="1.3pt solid #000000" fo:border-top="none" fo:border-bottom="1.3pt solid #000000">
        <style:background-image/>
      </style:table-cell-properties>
    </style:style>
    <style:style style:name="Tabla7.A3" style:family="table-cell">
      <style:table-cell-properties style:vertical-align="middle" fo:padding="0.097cm" fo:border-left="1.3pt solid #000000" fo:border-right="none" fo:border-top="none" fo:border-bottom="1.3pt solid #000000"/>
    </style:style>
    <style:style style:name="Tabla7.B3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Tabla2" style:family="table">
      <style:table-properties style:width="17.069cm" table:align="center" style:shadow="#87ceeb 0.379cm -0.379cm" style:writing-mode="lr-tb"/>
    </style:style>
    <style:style style:name="Tabla2.A" style:family="table-column">
      <style:table-column-properties style:column-width="8.534cm"/>
    </style:style>
    <style:style style:name="Tabla2.B" style:family="table-column">
      <style:table-column-properties style:column-width="8.535cm"/>
    </style:style>
    <style:style style:name="Tabla2.1" style:family="table-row">
      <style:table-row-properties style:min-row-height="6.593cm"/>
    </style:style>
    <style:style style:name="Tabla2.A1" style:family="table-cell">
      <style:table-cell-properties fo:padding="0.499cm" fo:border-left="1.3pt solid #32cd32" fo:border-right="none" fo:border-top="1.3pt solid #32cd32" fo:border-bottom="1.3pt solid #32cd32"/>
    </style:style>
    <style:style style:name="Tabla2.B1" style:family="table-cell">
      <style:table-cell-properties fo:padding="0.499cm" fo:border-left="none" fo:border-right="1.3pt solid #32cd32" fo:border-top="1.3pt solid #32cd32" fo:border-bottom="1.3pt solid #32cd32"/>
    </style:style>
    <style:style style:name="Tabla3" style:family="table">
      <style:table-properties style:width="6.802cm" style:rel-width="95%" fo:margin-top="0.499cm" fo:margin-bottom="0.499cm" table:align="center" style:shadow="#32cd32 0.176cm -0.176cm" style:writing-mode="lr-tb"/>
    </style:style>
    <style:style style:name="Tabla3.A" style:family="table-column">
      <style:table-column-properties style:column-width="3.45cm" style:rel-column-width="2028*"/>
    </style:style>
    <style:style style:name="Tabla3.B" style:family="table-column">
      <style:table-column-properties style:column-width="3.351cm" style:rel-column-width="1970*"/>
    </style:style>
    <style:style style:name="Tabla3.A1" style:family="table-cell">
      <style:table-cell-properties fo:background-color="#1ba1e2" fo:padding="0.097cm" fo:border="1.3pt solid #000000">
        <style:background-image/>
      </style:table-cell-properties>
    </style:style>
    <style:style style:name="Tabla3.A2" style:family="table-cell">
      <style:table-cell-properties fo:background-color="#1ba1e2" fo:padding="0.097cm" fo:border-left="1.3pt solid #000000" fo:border-right="none" fo:border-top="none" fo:border-bottom="1.3pt solid #000000">
        <style:background-image/>
      </style:table-cell-properties>
    </style:style>
    <style:style style:name="Tabla3.B2" style:family="table-cell">
      <style:table-cell-properties fo:background-color="#1ba1e2" fo:padding="0.097cm" fo:border-left="1.3pt solid #000000" fo:border-right="1.3pt solid #000000" fo:border-top="none" fo:border-bottom="1.3pt solid #000000">
        <style:background-image/>
      </style:table-cell-properties>
    </style:style>
    <style:style style:name="Tabla3.A3" style:family="table-cell">
      <style:table-cell-properties style:vertical-align="middle" fo:padding="0.097cm" fo:border-left="1.3pt solid #000000" fo:border-right="none" fo:border-top="none" fo:border-bottom="1.3pt solid #000000"/>
    </style:style>
    <style:style style:name="Tabla3.B3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Tabla3.A6" style:family="table-cell">
      <style:table-cell-properties fo:padding="0.097cm" fo:border-left="1.3pt solid #000000" fo:border-right="none" fo:border-top="none" fo:border-bottom="1.3pt solid #000000"/>
    </style:style>
    <style:style style:name="Tabla3.B6" style:family="table-cell">
      <style:table-cell-properties fo:padding="0.097cm" fo:border-left="1.3pt solid #000000" fo:border-right="1.3pt solid #000000" fo:border-top="none" fo:border-bottom="1.3pt solid #000000"/>
    </style:style>
    <style:style style:name="Tabla4" style:family="table">
      <style:table-properties style:width="6.803cm" style:rel-width="95%" table:align="center" style:shadow="#32cd32 -0.176cm -0.176cm" style:writing-mode="lr-tb"/>
    </style:style>
    <style:style style:name="Tabla4.A" style:family="table-column">
      <style:table-column-properties style:column-width="3.36cm" style:rel-column-width="1975*"/>
    </style:style>
    <style:style style:name="Tabla4.B" style:family="table-column">
      <style:table-column-properties style:column-width="3.443cm" style:rel-column-width="2024*"/>
    </style:style>
    <style:style style:name="Tabla4.A1" style:family="table-cell">
      <style:table-cell-properties fo:background-color="#d3d3d3" fo:padding="0.097cm" fo:border="1.3pt solid #000000">
        <style:background-image/>
      </style:table-cell-properties>
    </style:style>
    <style:style style:name="Tabla4.A2" style:family="table-cell">
      <style:table-cell-properties fo:background-color="#d3d3d3" fo:padding="0.097cm" fo:border-left="1.3pt solid #000000" fo:border-right="none" fo:border-top="none" fo:border-bottom="1.3pt solid #000000">
        <style:background-image/>
      </style:table-cell-properties>
    </style:style>
    <style:style style:name="Tabla4.B2" style:family="table-cell">
      <style:table-cell-properties fo:background-color="#d3d3d3" fo:padding="0.097cm" fo:border-left="1.3pt solid #000000" fo:border-right="1.3pt solid #000000" fo:border-top="none" fo:border-bottom="1.3pt solid #000000">
        <style:background-image/>
      </style:table-cell-properties>
    </style:style>
    <style:style style:name="Tabla4.A3" style:family="table-cell">
      <style:table-cell-properties style:vertical-align="middle" fo:padding="0.097cm" fo:border-left="1.3pt solid #000000" fo:border-right="none" fo:border-top="none" fo:border-bottom="1.3pt solid #000000"/>
    </style:style>
    <style:style style:name="Tabla4.B3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Tabla3" style:family="table">
      <style:table-properties style:width="6.802cm" style:rel-width="95%" fo:margin-top="0.499cm" fo:margin-bottom="0.499cm" table:align="center" style:shadow="#32cd32 0.176cm -0.176cm" style:writing-mode="lr-tb"/>
    </style:style>
    <style:style style:name="Tabla3.A" style:family="table-column">
      <style:table-column-properties style:column-width="3.45cm" style:rel-column-width="2028*"/>
    </style:style>
    <style:style style:name="Tabla3.B" style:family="table-column">
      <style:table-column-properties style:column-width="3.351cm" style:rel-column-width="1970*"/>
    </style:style>
    <style:style style:name="Tabla3.A1" style:family="table-cell">
      <style:table-cell-properties fo:background-color="#1ba1e2" fo:padding="0.097cm" fo:border="1.3pt solid #000000">
        <style:background-image/>
      </style:table-cell-properties>
    </style:style>
    <style:style style:name="Tabla3.A2" style:family="table-cell">
      <style:table-cell-properties fo:background-color="#1ba1e2" fo:padding="0.097cm" fo:border-left="1.3pt solid #000000" fo:border-right="none" fo:border-top="none" fo:border-bottom="1.3pt solid #000000">
        <style:background-image/>
      </style:table-cell-properties>
    </style:style>
    <style:style style:name="Tabla3.B2" style:family="table-cell">
      <style:table-cell-properties fo:background-color="#1ba1e2" fo:padding="0.097cm" fo:border-left="1.3pt solid #000000" fo:border-right="1.3pt solid #000000" fo:border-top="none" fo:border-bottom="1.3pt solid #000000">
        <style:background-image/>
      </style:table-cell-properties>
    </style:style>
    <style:style style:name="Tabla3.A3" style:family="table-cell">
      <style:table-cell-properties style:vertical-align="middle" fo:padding="0.097cm" fo:border-left="1.3pt solid #000000" fo:border-right="none" fo:border-top="none" fo:border-bottom="1.3pt solid #000000"/>
    </style:style>
    <style:style style:name="Tabla3.B3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Tabla3.A6" style:family="table-cell">
      <style:table-cell-properties fo:padding="0.097cm" fo:border-left="1.3pt solid #000000" fo:border-right="none" fo:border-top="none" fo:border-bottom="1.3pt solid #000000"/>
    </style:style>
    <style:style style:name="Tabla3.B6" style:family="table-cell">
      <style:table-cell-properties fo:padding="0.097cm" fo:border-left="1.3pt solid #000000" fo:border-right="1.3pt solid #000000" fo:border-top="none" fo:border-bottom="1.3pt solid #000000"/>
    </style:style>
    <style:style style:name="Tabla4" style:family="table">
      <style:table-properties style:width="6.803cm" style:rel-width="95%" table:align="center" style:shadow="#32cd32 -0.176cm -0.176cm" style:writing-mode="lr-tb"/>
    </style:style>
    <style:style style:name="Tabla4.A" style:family="table-column">
      <style:table-column-properties style:column-width="3.36cm" style:rel-column-width="1975*"/>
    </style:style>
    <style:style style:name="Tabla4.B" style:family="table-column">
      <style:table-column-properties style:column-width="3.443cm" style:rel-column-width="2024*"/>
    </style:style>
    <style:style style:name="Tabla4.A1" style:family="table-cell">
      <style:table-cell-properties fo:background-color="#d3d3d3" fo:padding="0.097cm" fo:border="1.3pt solid #000000">
        <style:background-image/>
      </style:table-cell-properties>
    </style:style>
    <style:style style:name="Tabla4.A2" style:family="table-cell">
      <style:table-cell-properties fo:background-color="#d3d3d3" fo:padding="0.097cm" fo:border-left="1.3pt solid #000000" fo:border-right="none" fo:border-top="none" fo:border-bottom="1.3pt solid #000000">
        <style:background-image/>
      </style:table-cell-properties>
    </style:style>
    <style:style style:name="Tabla4.B2" style:family="table-cell">
      <style:table-cell-properties fo:background-color="#d3d3d3" fo:padding="0.097cm" fo:border-left="1.3pt solid #000000" fo:border-right="1.3pt solid #000000" fo:border-top="none" fo:border-bottom="1.3pt solid #000000">
        <style:background-image/>
      </style:table-cell-properties>
    </style:style>
    <style:style style:name="Tabla4.A3" style:family="table-cell">
      <style:table-cell-properties style:vertical-align="middle" fo:padding="0.097cm" fo:border-left="1.3pt solid #000000" fo:border-right="none" fo:border-top="none" fo:border-bottom="1.3pt solid #000000"/>
    </style:style>
    <style:style style:name="Tabla4.B3" style:family="table-cell">
      <style:table-cell-properties style:vertical-align="middle" fo:padding="0.097cm" fo:border-left="1.3pt solid #000000" fo:border-right="1.3pt solid #000000" fo:border-top="none" fo:border-bottom="1.3pt solid #000000"/>
    </style:style>
    <style:style style:name="P1" style:family="paragraph" style:parent-style-name="Header">
      <style:paragraph-properties fo:text-align="center" style:justify-single-word="false"/>
      <style:text-properties fo:language="es" fo:country="ES"/>
    </style:style>
    <style:style style:name="P2" style:family="paragraph" style:parent-style-name="Footer">
      <style:paragraph-properties fo:text-align="center" style:justify-single-word="false"/>
      <style:text-properties fo:language="es" fo:country="ES"/>
    </style:style>
    <style:style style:name="P3" style:family="paragraph" style:parent-style-name="LO-normal">
      <style:paragraph-properties fo:line-height="200%"/>
      <style:text-properties style:font-name="Calibri" fo:font-size="12pt" fo:language="es" fo:country="ES" style:font-size-asian="12pt" style:language-asian="zh" style:country-asian="CN" style:font-size-complex="12pt" style:language-complex="hi" style:country-complex="IN"/>
    </style:style>
    <style:style style:name="P4" style:family="paragraph" style:parent-style-name="LO-normal">
      <style:paragraph-properties fo:line-height="115%" fo:text-align="center" style:justify-single-word="false"/>
      <style:text-properties style:font-name="Calibri" fo:font-size="12pt" fo:language="es" fo:country="ES" fo:font-weight="bold" style:font-size-asian="12pt" style:language-asian="zh" style:country-asian="CN" style:font-weight-asian="bold" style:font-size-complex="12pt" style:language-complex="hi" style:country-complex="IN"/>
    </style:style>
    <style:style style:name="P5" style:family="paragraph" style:parent-style-name="LO-normal">
      <style:paragraph-properties fo:line-height="200%"/>
      <style:text-properties style:font-name="Calibri" fo:font-size="12pt" fo:language="es" fo:country="ES" fo:font-style="italic" fo:font-weight="normal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/>
    </style:style>
    <style:style style:name="P6" style:family="paragraph" style:parent-style-name="LO-normal">
      <style:paragraph-properties fo:line-height="200%"/>
      <style:text-properties fo:color="#1155cc" loext:opacity="100%" fo:font-size="12pt" fo:language="es" fo:country="ES" style:text-underline-style="solid" style:text-underline-width="auto" style:text-underline-color="font-color" style:font-size-asian="12pt" style:language-asian="zh" style:country-asian="CN" style:font-size-complex="12pt" style:language-complex="hi" style:country-complex="IN"/>
    </style:style>
    <style:style style:name="P7" style:family="paragraph" style:parent-style-name="LO-normal">
      <style:paragraph-properties fo:line-height="200%" fo:text-align="center" style:justify-single-word="false"/>
      <style:text-properties fo:font-size="12pt" fo:language="es" fo:country="ES" fo:font-weight="bold" style:font-size-asian="12pt" style:font-weight-asian="bold" style:font-size-complex="12pt"/>
    </style:style>
    <style:style style:name="P8" style:family="paragraph" style:parent-style-name="LO-normal">
      <style:paragraph-properties fo:line-height="200%"/>
      <style:text-properties fo:font-size="12pt" fo:language="es" fo:country="ES" style:font-size-asian="12pt" style:font-size-complex="12pt"/>
    </style:style>
    <style:style style:name="P9" style:family="paragraph" style:parent-style-name="LO-normal">
      <style:paragraph-properties fo:line-height="200%"/>
      <style:text-properties fo:font-size="12pt" fo:language="es" fo:country="ES" style:font-size-asian="12pt" style:language-asian="zh" style:country-asian="CN" style:font-size-complex="12pt" style:language-complex="hi" style:country-complex="IN"/>
    </style:style>
    <style:style style:name="P10" style:family="paragraph" style:parent-style-name="LO-normal">
      <style:paragraph-properties fo:margin-top="0.847cm" fo:margin-bottom="0.212cm" style:contextual-spacing="false" fo:line-height="115%" fo:text-align="center" style:justify-single-word="false"/>
      <style:text-properties style:font-name="Calibri" fo:font-size="12pt" fo:language="es" fo:country="ES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1" style:family="paragraph" style:parent-style-name="LO-normal">
      <style:paragraph-properties fo:line-height="200%" fo:break-before="page"/>
      <style:text-properties style:font-name="Calibri" fo:font-size="12pt" fo:language="es" fo:country="ES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2" style:family="paragraph" style:parent-style-name="LO-normal">
      <style:paragraph-properties fo:line-height="200%" fo:text-align="center" style:justify-single-word="false" fo:break-before="page"/>
      <style:text-properties style:font-name="Calibri" fo:font-size="12pt" fo:language="es" fo:country="ES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3" style:family="paragraph" style:parent-style-name="Table_20_Contents">
      <style:paragraph-properties fo:text-align="start" style:justify-single-word="false" fo:orphans="0" fo:widows="0"/>
      <style:text-properties style:use-window-font-color="true" loext:opacity="0%" style:font-name="Calibri" fo:font-size="12pt" fo:language="es" fo:country="ES" fo:font-weight="normal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P14" style:family="paragraph" style:parent-style-name="Table_20_Contents">
      <style:paragraph-properties fo:text-align="start" style:justify-single-word="false" fo:orphans="0" fo:widows="0"/>
      <style:text-properties style:font-name="Calibri" fo:font-size="12pt" fo:language="es" fo:country="ES" fo:font-weight="normal" style:font-size-asian="12pt" style:font-weight-asian="normal" style:font-size-complex="12pt" style:font-weight-complex="normal"/>
    </style:style>
    <style:style style:name="P15" style:family="paragraph" style:parent-style-name="LO-normal" style:master-page-name="Standard">
      <style:paragraph-properties fo:line-height="200%" fo:text-align="center" style:justify-single-word="false" style:page-number="1"/>
      <style:text-properties fo:font-size="12pt" fo:language="es" fo:country="ES" fo:font-weight="bold" style:font-size-asian="12pt" style:language-asian="zh" style:country-asian="CN" style:font-weight-asian="bold" style:font-size-complex="12pt" style:language-complex="hi" style:country-complex="IN"/>
    </style:style>
    <style:style style:name="P16" style:family="paragraph" style:parent-style-name="LO-normal" style:list-style-name="WWNum1">
      <style:paragraph-properties fo:line-height="200%"/>
      <style:text-properties style:font-name="Calibri" fo:font-size="12pt" fo:language="es" fo:country="ES" style:font-size-asian="12pt" style:language-asian="zh" style:country-asian="CN" style:font-size-complex="12pt" style:language-complex="hi" style:country-complex="IN"/>
    </style:style>
    <style:style style:name="P17" style:family="paragraph" style:parent-style-name="LO-normal" style:list-style-name="WWNum2">
      <style:paragraph-properties fo:line-height="200%"/>
      <style:text-properties style:font-name="Calibri" fo:font-size="12pt" fo:language="es" fo:country="ES" style:font-size-asian="12pt" style:language-asian="zh" style:country-asian="CN" style:font-size-complex="12pt" style:language-complex="hi" style:country-complex="IN"/>
    </style:style>
    <style:style style:name="P18" style:family="paragraph" style:parent-style-name="LO-normal" style:list-style-name="WWNum4">
      <style:paragraph-properties fo:line-height="200%"/>
      <style:text-properties style:font-name="Calibri" fo:font-size="12pt" fo:language="es" fo:country="ES" style:font-size-asian="12pt" style:language-asian="zh" style:country-asian="CN" style:font-size-complex="12pt" style:language-complex="hi" style:country-complex="IN"/>
    </style:style>
    <style:style style:name="P19" style:family="paragraph" style:parent-style-name="LO-normal" style:list-style-name="WWNum3">
      <style:paragraph-properties fo:line-height="200%"/>
      <style:text-properties style:font-name="Calibri" fo:font-size="12pt" fo:language="es" fo:country="ES" style:font-size-asian="12pt" style:language-asian="zh" style:country-asian="CN" style:font-size-complex="12pt" style:language-complex="hi" style:country-complex="IN"/>
    </style:style>
    <style:style style:name="P20" style:family="paragraph" style:parent-style-name="LO-normal" style:list-style-name="WWNum5">
      <style:paragraph-properties fo:line-height="200%"/>
      <style:text-properties style:font-name="Calibri" fo:font-size="12pt" fo:language="es" fo:country="ES" style:font-size-asian="12pt" style:language-asian="zh" style:country-asian="CN" style:font-size-complex="12pt" style:language-complex="hi" style:country-complex="IN"/>
    </style:style>
    <style:style style:name="P21" style:family="paragraph" style:parent-style-name="LO-normal">
      <style:paragraph-properties fo:line-height="200%" fo:text-align="center" style:justify-single-word="false"/>
      <style:text-properties style:font-name="Calibri" fo:font-size="12pt" fo:language="es" fo:country="ES" officeooo:paragraph-rsid="0015da0c" style:font-size-asian="12pt" style:language-asian="zh" style:country-asian="CN" style:font-size-complex="12pt" style:language-complex="hi" style:country-complex="IN"/>
    </style:style>
    <style:style style:name="P22" style:family="paragraph" style:parent-style-name="LO-normal">
      <style:paragraph-properties fo:line-height="200%" fo:text-align="start" style:justify-single-word="false" fo:orphans="0" fo:widows="0"/>
      <style:text-properties style:font-name="Calibri" fo:font-size="12pt" fo:language="es" fo:country="ES" fo:font-weight="normal" officeooo:rsid="001a8f95" officeooo:paragraph-rsid="001a8f95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23" style:family="paragraph" style:parent-style-name="LO-normal">
      <style:paragraph-properties fo:line-height="200%"/>
      <style:text-properties fo:font-size="12pt" fo:language="es" fo:country="ES" style:font-size-asian="12pt" style:font-size-complex="12pt"/>
    </style:style>
    <style:style style:name="P24" style:family="paragraph" style:parent-style-name="LO-normal">
      <style:paragraph-properties fo:line-height="200%" fo:text-align="center" style:justify-single-word="false" fo:break-before="page"/>
      <style:text-properties style:font-name="Calibri" fo:font-size="12pt" fo:language="es" fo:country="ES" officeooo:paragraph-rsid="0015da0c" style:font-size-asian="12pt" style:language-asian="zh" style:country-asian="CN" style:font-size-complex="12pt" style:language-complex="hi" style:country-complex="IN"/>
    </style:style>
    <style:style style:name="P25" style:family="paragraph" style:parent-style-name="LO-normal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1" fo:font-size="8pt" fo:language="es" fo:country="ES" officeooo:rsid="000fca4a" officeooo:paragraph-rsid="001188bb" style:font-size-asian="8pt" style:language-asian="zh" style:country-asian="CN" style:font-size-complex="8pt" style:language-complex="hi" style:country-complex="IN"/>
    </style:style>
    <style:style style:name="P26" style:family="paragraph" style:parent-style-name="LO-normal">
      <style:paragraph-properties fo:margin-top="0cm" fo:margin-bottom="0cm" style:contextual-spacing="false" fo:line-height="100%" fo:text-align="start" style:justify-single-word="false"/>
      <style:text-properties style:font-name="Calibri" fo:font-size="8pt" fo:language="es" fo:country="ES" officeooo:paragraph-rsid="001188bb" style:font-size-asian="8pt" style:language-asian="zh" style:country-asian="CN" style:font-size-complex="8pt" style:language-complex="hi" style:country-complex="IN"/>
    </style:style>
    <style:style style:name="P27" style:family="paragraph" style:parent-style-name="LO-normal">
      <style:paragraph-properties fo:margin-top="0cm" fo:margin-bottom="0cm" style:contextual-spacing="false" fo:line-height="100%"/>
      <style:text-properties style:font-name="Calibri" fo:font-size="12pt" fo:language="es" fo:country="ES" style:font-size-asian="12pt" style:language-asian="zh" style:country-asian="CN" style:font-size-complex="12pt" style:language-complex="hi" style:country-complex="IN"/>
    </style:style>
    <style:style style:name="P28" style:family="paragraph" style:parent-style-name="LO-normal">
      <style:paragraph-properties fo:margin-top="0cm" fo:margin-bottom="0cm" style:contextual-spacing="false" fo:line-height="100%"/>
      <style:text-properties style:font-name="Calibri" fo:font-size="12pt" fo:language="es" fo:country="ES" fo:font-weight="bold" officeooo:paragraph-rsid="001b4ad2" style:font-size-asian="12pt" style:language-asian="zh" style:country-asian="CN" style:font-weight-asian="bold" style:font-size-complex="12pt" style:language-complex="hi" style:country-complex="IN"/>
    </style:style>
    <style:style style:name="P29" style:family="paragraph" style:parent-style-name="LO-normal">
      <style:paragraph-properties fo:margin-top="0cm" fo:margin-bottom="0cm" style:contextual-spacing="false" fo:line-height="100%" fo:text-align="center" style:justify-single-word="false"/>
      <style:text-properties style:font-name="Calibri" fo:font-size="12pt" fo:language="es" fo:country="ES" fo:font-weight="bold" officeooo:rsid="0015da0c" officeooo:paragraph-rsid="0015da0c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30" style:family="paragraph" style:parent-style-name="LO-normal">
      <style:paragraph-properties fo:margin-top="0cm" fo:margin-bottom="0cm" style:contextual-spacing="false" fo:line-height="100%" fo:break-before="page"/>
      <style:text-properties style:font-name="Calibri" fo:font-size="12pt" fo:language="es" fo:country="ES" fo:font-weight="bold" officeooo:paragraph-rsid="001b4ad2" style:font-size-asian="12pt" style:language-asian="zh" style:country-asian="CN" style:font-weight-asian="bold" style:font-size-complex="12pt" style:language-complex="hi" style:country-complex="IN"/>
    </style:style>
    <style:style style:name="P31" style:family="paragraph" style:parent-style-name="LO-normal">
      <style:paragraph-properties fo:margin-left="0cm" fo:margin-right="0cm" fo:line-height="200%" fo:text-indent="0cm" style:auto-text-indent="false"/>
      <style:text-properties style:font-name="Calibri" fo:font-size="12pt" fo:language="es" fo:country="ES" style:font-size-asian="12pt" style:language-asian="zh" style:country-asian="CN" style:font-size-complex="12pt" style:language-complex="hi" style:country-complex="IN"/>
    </style:style>
    <style:style style:name="P3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1" fo:font-size="8pt" fo:language="es" fo:country="ES" fo:font-weight="normal" officeooo:rsid="001fc0fb" officeooo:paragraph-rsid="001188bb" style:font-size-asian="8pt" style:font-weight-asian="normal" style:font-size-complex="8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1" fo:font-size="8pt" fo:language="es" fo:country="ES" fo:font-weight="normal" officeooo:rsid="001fc0fb" officeooo:paragraph-rsid="0015da0c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1" fo:font-size="12pt" fo:language="es" fo:country="ES" fo:font-weight="normal" officeooo:rsid="000fca4a" officeooo:paragraph-rsid="001188bb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1" fo:font-size="12pt" fo:language="es" fo:country="ES" fo:font-weight="normal" officeooo:rsid="000fca4a" officeooo:paragraph-rsid="0015da0c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1" fo:font-size="8pt" fo:language="es" fo:country="ES" officeooo:paragraph-rsid="001188bb" style:font-size-asian="8pt" style:language-asian="zh" style:country-asian="CN" style:font-size-complex="8pt" style:language-complex="hi" style:country-complex="IN"/>
    </style:style>
    <style:style style:name="P3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use-window-font-color="true" loext:opacity="0%" style:font-name="Calibri1" fo:font-size="8pt" fo:language="es" fo:country="ES" fo:font-weight="normal" officeooo:rsid="001fc0fb" officeooo:paragraph-rsid="001188bb" style:font-size-asian="8pt" style:language-asian="zh" style:country-asian="CN" style:font-weight-asian="normal" style:font-size-complex="8pt" style:language-complex="hi" style:country-complex="IN" style:font-weight-complex="normal"/>
    </style:style>
    <style:style style:name="P3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use-window-font-color="true" loext:opacity="0%" style:font-name="Calibri1" fo:font-size="8pt" fo:language="es" fo:country="ES" fo:font-weight="normal" officeooo:rsid="001fc0fb" officeooo:paragraph-rsid="0015da0c" style:font-size-asian="8pt" style:language-asian="zh" style:country-asian="CN" style:font-weight-asian="normal" style:font-size-complex="8pt" style:language-complex="hi" style:country-complex="IN" style:font-weight-complex="normal"/>
    </style:style>
    <style:style style:name="P39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use-window-font-color="true" loext:opacity="0%" style:font-name="Calibri1" fo:font-size="12pt" fo:language="es" fo:country="ES" fo:font-weight="normal" officeooo:rsid="000fca4a" officeooo:paragraph-rsid="001188bb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use-window-font-color="true" loext:opacity="0%" style:font-name="Calibri1" fo:font-size="12pt" fo:language="es" fo:country="ES" fo:font-weight="normal" officeooo:rsid="000fca4a" officeooo:paragraph-rsid="0015da0c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" fo:font-size="8pt" fo:language="es" fo:country="ES" officeooo:paragraph-rsid="001188bb" style:font-size-asian="8pt" style:language-asian="zh" style:country-asian="CN" style:font-size-complex="8pt" style:language-complex="hi" style:country-complex="IN"/>
    </style:style>
    <style:style style:name="P42" style:family="paragraph" style:parent-style-name="Standard">
      <style:paragraph-properties fo:margin-top="0cm" fo:margin-bottom="0cm" style:contextual-spacing="false" fo:line-height="100%"/>
      <style:text-properties fo:font-size="12pt" fo:language="es" fo:country="ES" fo:font-weight="bold" officeooo:paragraph-rsid="0015da0c" style:font-size-asian="12pt" style:font-weight-asian="bold" style:font-size-complex="12pt"/>
    </style:style>
    <style:style style:name="P43" style:family="paragraph" style:parent-style-name="Table_20_Contents">
      <style:paragraph-properties fo:text-align="end" style:justify-single-word="false" fo:orphans="0" fo:widows="0"/>
      <style:text-properties style:use-window-font-color="true" loext:opacity="0%" style:font-name="Calibri" fo:font-size="12pt" fo:language="es" fo:country="ES" fo:font-weight="normal" officeooo:rsid="001a8f95" officeooo:paragraph-rsid="001a8f95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P44" style:family="paragraph" style:parent-style-name="Table_20_Contents">
      <style:paragraph-properties fo:text-align="end" style:justify-single-word="false" fo:orphans="0" fo:widows="0"/>
      <style:text-properties style:use-window-font-color="true" loext:opacity="0%" style:font-name="Calibri" fo:font-size="12pt" fo:language="es" fo:country="ES" fo:font-weight="normal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  <style:text-properties officeooo:paragraph-rsid="0015da0c"/>
    </style:style>
    <style:style style:name="P47" style:family="paragraph" style:parent-style-name="Table_20_Contents">
      <style:paragraph-properties fo:text-align="start" style:justify-single-word="false" fo:orphans="0" fo:widows="0"/>
      <style:text-properties style:font-name="Calibri" fo:font-size="12pt" fo:language="es" fo:country="ES" fo:font-weight="normal" officeooo:rsid="001a8f95" officeooo:paragraph-rsid="001a8f95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libri1" fo:font-size="8pt" fo:language="es" fo:country="ES" officeooo:paragraph-rsid="001188bb" style:font-size-asian="8pt" style:font-size-complex="8pt"/>
    </style:style>
    <style:style style:name="P49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Calibri1" fo:font-size="8pt" fo:language="es" fo:country="ES" officeooo:paragraph-rsid="0015da0c" style:font-size-asian="8pt" style:font-size-complex="8pt"/>
    </style:style>
    <style:style style:name="P50" style:family="paragraph" style:parent-style-name="Text_20_body">
      <style:paragraph-properties fo:line-height="150%"/>
      <style:text-properties style:font-name="Calibri1" fo:font-size="8pt" fo:language="es" fo:country="ES" style:font-size-asian="8pt" style:language-asian="zh" style:country-asian="CN" style:font-size-complex="8pt" style:language-complex="hi" style:country-complex="IN"/>
    </style:style>
    <style:style style:name="P51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1" fo:font-size="8pt" fo:language="es" fo:country="ES" officeooo:paragraph-rsid="0015da0c" style:font-size-asian="8pt" style:language-asian="zh" style:country-asian="CN" style:font-size-complex="8pt" style:language-complex="hi" style:country-complex="IN"/>
    </style:style>
    <style:style style:name="P5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use-window-font-color="true" loext:opacity="0%" style:font-name="Calibri1" fo:font-size="8pt" fo:language="es" fo:country="ES" officeooo:rsid="000fca4a" officeooo:paragraph-rsid="0015da0c" style:font-size-asian="8pt" style:language-asian="zh" style:country-asian="CN" style:font-size-complex="8pt" style:language-complex="hi" style:country-complex="IN"/>
    </style:style>
    <style:style style:name="P5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8pt" officeooo:paragraph-rsid="001188bb" style:font-size-asian="8pt" style:font-size-complex="8pt"/>
    </style:style>
    <style:style style:name="P5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8pt" officeooo:paragraph-rsid="0015da0c" style:font-size-asian="8pt" style:font-size-complex="8pt"/>
    </style:style>
    <style:style style:name="P5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Calibri" fo:font-size="8pt" fo:language="es" fo:country="ES" officeooo:paragraph-rsid="001188bb" style:font-size-asian="8pt" style:language-asian="zh" style:country-asian="CN" style:font-size-complex="8pt" style:language-complex="hi" style:country-complex="IN"/>
    </style:style>
    <style:style style:name="P56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Calibri" fo:font-size="8pt" fo:language="es" fo:country="ES" officeooo:paragraph-rsid="0015da0c" style:font-size-asian="8pt" style:language-asian="zh" style:country-asian="CN" style:font-size-complex="8pt" style:language-complex="hi" style:country-complex="IN"/>
    </style:style>
    <style:style style:name="P5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Calibri" fo:font-size="8pt" fo:language="es" fo:country="ES" officeooo:rsid="0012695b" officeooo:paragraph-rsid="0012695b" style:font-size-asian="8pt" style:language-asian="zh" style:country-asian="CN" style:font-size-complex="8pt" style:language-complex="hi" style:country-complex="IN"/>
    </style:style>
    <style:style style:name="P5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font-name="Calibri" fo:font-size="8pt" fo:language="es" fo:country="ES" officeooo:rsid="0012695b" officeooo:paragraph-rsid="0015da0c" style:font-size-asian="8pt" style:language-asian="zh" style:country-asian="CN" style:font-size-complex="8pt" style:language-complex="hi" style:country-complex="IN"/>
    </style:style>
    <style:style style:name="P59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188bb"/>
    </style:style>
    <style:style style:name="P60" style:family="paragraph" style:parent-style-name="Text_20_body">
      <style:paragraph-properties fo:margin-left="1.27cm" fo:margin-right="0cm" fo:margin-top="0cm" fo:margin-bottom="0cm" style:contextual-spacing="false" fo:line-height="150%" fo:text-indent="-1.27cm" style:auto-text-indent="false"/>
      <style:text-properties style:font-name="Calibri1" fo:font-size="8pt" fo:language="es" fo:country="ES" fo:font-style="italic" fo:font-weight="normal" style:font-size-asian="8pt" style:language-asian="zh" style:country-asian="CN" style:font-style-asian="italic" style:font-weight-asian="normal" style:font-size-complex="8pt" style:language-complex="hi" style:country-complex="IN" style:font-style-complex="italic" style:font-weight-complex="normal"/>
    </style:style>
    <style:style style:name="T1" style:family="text">
      <style:text-properties style:font-name="Calibri" style:language-asian="zh" style:country-asian="CN" style:language-complex="hi" style:country-complex="IN"/>
    </style:style>
    <style:style style:name="T2" style:family="text">
      <style:text-properties style:font-name="Calibri" officeooo:rsid="000bf58a" style:language-asian="zh" style:country-asian="CN" style:language-complex="hi" style:country-complex="IN"/>
    </style:style>
    <style:style style:name="T3" style:family="text">
      <style:text-properties style:font-name="Calibri" officeooo:rsid="001a8f95" style:language-asian="zh" style:country-asian="CN" style:language-complex="hi" style:country-complex="IN"/>
    </style:style>
    <style:style style:name="T4" style:family="text">
      <style:text-properties style:use-window-font-color="true" loext:opacity="0%" style:font-name="Calibri" officeooo:rsid="000bf58a" style:letter-kerning="false" style:font-name-asian="Arial1" style:language-asian="zh" style:country-asian="CN" style:font-name-complex="Arial1" style:language-complex="hi" style:country-complex="IN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1450c6"/>
    </style:style>
    <style:style style:name="T7" style:family="text">
      <style:text-properties fo:font-weight="bold" officeooo:rsid="0015da0c" style:font-weight-asian="bold" style:font-weight-complex="bold"/>
    </style:style>
    <style:style style:name="T8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4"><text:bookmark text:name="_j6jo6li4dtko"/>Métodos abreviados de teclado de Windows</text:p>
      <text:p text:style-name="P10">Nombre completo </text:p>
      <text:p text:style-name="P10">Nombre de la Universidad <text:s text:c="4"/></text:p>
      <text:p text:style-name="P12">Tabla de contenido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3">Introducción </text:p>
          </table:table-cell>
          <table:table-cell table:style-name="Tabla1.A1" office:value-type="string">
            <text:p text:style-name="P44">Pág 3</text:p>
          </table:table-cell>
        </table:table-row>
        <table:table-row table:style-name="Tabla1.1">
          <table:table-cell table:style-name="Tabla1.A1" office:value-type="string">
            <text:p text:style-name="P22">Discusión </text:p>
          </table:table-cell>
          <table:table-cell table:style-name="Tabla1.A1" office:value-type="string">
            <text:p text:style-name="P43">Pág 4</text:p>
          </table:table-cell>
        </table:table-row>
        <table:table-row table:style-name="Tabla1.1">
          <table:table-cell table:style-name="Tabla1.A1" office:value-type="string">
            <text:p text:style-name="P47">Tablas de comparación </text:p>
          </table:table-cell>
          <table:table-cell table:style-name="Tabla1.A1" office:value-type="string">
            <text:p text:style-name="P43">Pág. 8</text:p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44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44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44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44"/>
          </table:table-cell>
        </table:table-row>
        <table:table-row table:style-name="Tabla1.1">
          <table:table-cell table:style-name="Tabla1.A1" office:value-type="string">
            <text:p text:style-name="P14"/>
          </table:table-cell>
          <table:table-cell table:style-name="Tabla1.A1" office:value-type="string">
            <text:p text:style-name="P44"/>
          </table:table-cell>
        </table:table-row>
      </table:table>
      <text:p text:style-name="P3"/>
      <text:p text:style-name="P8"/>
      <text:p text:style-name="P11">Introducción </text:p>
      <text:p text:style-name="P3">Los accesos directos que muchas veces son llamados atajos de teclado. Son de utilidad para realizar tareas comunes. Estos son <text:s/>una forma rápida de realizar acciones específicas sin tener que pasar por el proceso de búsqueda dentro de una interfaz gráfica. Los accesos directos <text:s/>y accesos rápidos son similares. En cuestión, estos son métodos que agilizan el acceso u otro procedimiento función o acción que puede realizar una computadora. Estas combinaciones se activan al presionar uno o varios botones del teclado. </text:p>
      <text:p text:style-name="P3"/>
      <text:p text:style-name="P3"/>
      <text:p text:style-name="P3"/>
      <text:p text:style-name="P11">Discusión </text:p>
      <text:p text:style-name="P31">Los atajos de teclado <text:s/>son muy utilizados en la actualidad. Sin embargo existe también una gran cantidad de personas que no los conocen o al menos lo logran memorizar muchos de ellos. Al final de este documento se muestra una lista completa de todos los atajos de teclado disponibles para el sistema operativo Windows y adicionalmente referencias para otros sistemas operativos, como lo son Mac y Linux. No centraremos en Windows <text:s/>pues es él más utilizado en la actualidad. <text:s text:c="2"/></text:p>
      <text:p text:style-name="P3"/>
      <text:p text:style-name="P3">Podemos clasificar los atajos de teclado <text:s/>como: </text:p>
      <text:list xml:id="list1969015133" text:style-name="WWNum1">
        <text:list-item>
          <text:p text:style-name="P16">Atajos de teclado básicos.</text:p>
        </text:list-item>
        <text:list-item>
          <text:p text:style-name="P16">Atajos de teclado en navegadores de Internet.</text:p>
        </text:list-item>
        <text:list-item>
          <text:p text:style-name="P16">Atajos de teclado de nivel medio.</text:p>
        </text:list-item>
        <text:list-item>
          <text:p text:style-name="P16">Atajos de teclado para organizar ventanas.</text:p>
        </text:list-item>
        <text:list-item>
          <text:p text:style-name="P16">Atajos de teclado si tienes más de un monitor.</text:p>
        </text:list-item>
      </text:list>
      <text:p text:style-name="P3"/>
      <text:p text:style-name="P3">Los atajos básicos pueden ser:</text:p>
      <text:list xml:id="list2247447622" text:style-name="WWNum2">
        <text:list-item>
          <text:p text:style-name="P17">Ctrl + C: copiar, se copiará el texto seleccionado, la carpeta o la imagen o imágenes que tengamos seleccionadas en ese momento.</text:p>
        </text:list-item>
        <text:list-item>
          <text:p text:style-name="P17">Ctrl + X: cortar, se cortará el texto seleccionado, la carpeta o la imagen o imágenes que tengamos seleccionadas en ese momento.</text:p>
        </text:list-item>
        <text:list-item>
          <text:p text:style-name="P17">Ctrl + V: pegar, se pegará cualquier cosa que hayamos copiado o cortado anteriormente.</text:p>
        </text:list-item>
        <text:list-item>
          <text:p text:style-name="P17"><text:soft-page-break/>Ctrl + Z: deshacer, deshace la última acción realizada.</text:p>
        </text:list-item>
        <text:list-item>
          <text:p text:style-name="P17">Ctrl + Y: rehacer, rehace la última acción realizada.</text:p>
        </text:list-item>
        <text:list-item>
          <text:p text:style-name="P17">Ctrl + P: imprimir, se abre el diálogo de impresión de la imagen, archivo o página web que tengamos abierta o seleccionada</text:p>
        </text:list-item>
      </text:list>
      <text:p text:style-name="P3"/>
      <text:p text:style-name="P3"/>
      <text:p text:style-name="P3">Los atajos de teclado de nivel medio pueden ser:</text:p>
      <text:list xml:id="list2336007248" text:style-name="WWNum4">
        <text:list-item>
          <text:p text:style-name="P18">Win + (1 al 0): Abrir la aplicación correspondiente que tengamos anclada en la barra de tareas.</text:p>
        </text:list-item>
        <text:list-item>
          <text:p text:style-name="P18">Ctrl + G: guardar para programas en español.</text:p>
        </text:list-item>
        <text:list-item>
          <text:p text:style-name="P18">Ctrl + S: guardar para programas en inglés (algunos programas con idioma castellano, pero de origen anglosajón también utilizan este atajo).</text:p>
        </text:list-item>
        <text:list-item>
          <text:p text:style-name="P18">Ctrl + A: (1) abrir, para abrir un archivo en programas en español, o (2) seleccionar todo para programas en inglés.</text:p>
        </text:list-item>
        <text:list-item>
          <text:p text:style-name="P18">Ctrl + O: abrir, para abrir un archivo en programas en inglés.</text:p>
        </text:list-item>
        <text:list-item>
          <text:p text:style-name="P18">Ctrl + B: buscar, en programas en español.</text:p>
        </text:list-item>
        <text:list-item>
          <text:p text:style-name="P18">Ctrl + F: buscar, en programas en inglés o de origen inglés.</text:p>
        </text:list-item>
      </text:list>
      <text:p text:style-name="P3"/>
      <text:p text:style-name="P3">Los atajos de teclado para organizar ventanas pueden ser:</text:p>
      <text:list xml:id="list1384157957" text:style-name="WWNum3">
        <text:list-item>
          <text:p text:style-name="P19">Win + D: minimizar todo, minimiza todas las ventanas y deja el foco en el escritorio.</text:p>
        </text:list-item>
        <text:list-item>
          <text:p text:style-name="P19">Win + Arriba: maximizar, maximiza la ventana activa.</text:p>
        </text:list-item>
        <text:list-item>
          <text:p text:style-name="P19"><text:soft-page-break/>Win + Abajo: restaurar / Minimizar, si la ventana esta maximizada la restaura, y si esta sin maximizar la minimiza.</text:p>
        </text:list-item>
        <text:list-item>
          <text:p text:style-name="P19">Win + Derecha: anclar, ancla la ventana a la derecha del escritorio ocupando la mitad del mismo.</text:p>
        </text:list-item>
        <text:list-item>
          <text:p text:style-name="P19">Win + Izquierda: anclar, ancla la ventana a la izquierda del escritorio ocupando la mitad del mismo.</text:p>
        </text:list-item>
        <text:list-item>
          <text:p text:style-name="P19">Win + L: bloquear el usuario, cierra la sesión del usuario, solicitando la contraseña si está definida.</text:p>
        </text:list-item>
        <text:list-item>
          <text:p text:style-name="P19">Win + inicio: minimiza o restaura la ventana activa.</text:p>
        </text:list-item>
      </text:list>
      <text:p text:style-name="P3"/>
      <text:p text:style-name="P3">Los Atajos de teclado si tienes más de un monitor pueden ser:</text:p>
      <text:list xml:id="list657434191" text:style-name="WWNum5">
        <text:list-item>
          <text:p text:style-name="P20">Win + Shift + Izquierda: mueve la ventana activa al siguiente monitor.</text:p>
        </text:list-item>
        <text:list-item>
          <text:p text:style-name="P20">Win + Shift + Derecha: mueve la ventana activa al anterior monitor.</text:p>
        </text:list-item>
      </text:list>
      <text:p text:style-name="P3">Estas acciones pueden realizarse habitualmente de otro modo. Navegando por los menús, tecleando una instrucción más extensa, o utilizando el ratón. Por lo que los atajos de teclado nos ayuda a reducir estos pasos a combinaciones de teclas lo que se traduce en ahorro ahorrar tiempo y la optimización de la experiencia de usuario. Los accesos rápidos normalmente agilizan operaciones comunes, reduciendo varias secuencias de entrada a unas pocas pulsaciones de teclas.</text:p>
      <text:p text:style-name="P8"><text:span text:style-name="T1">También tenemos <text:s/>los Accesos directos de teclado de Windows para accesibilidad. Lo que permite a personas con cierta discapacidad <text:s/>física el acceder al sistema. </text:span><text:span text:style-name="T2">A</text:span><text:span text:style-name="T1">quí deberíamos tocar</text:span><text:span text:style-name="T2">emos</text:span><text:span text:style-name="T1"> </text:span><text:span text:style-name="T4">el </text:span><text:span text:style-name="T1"><text:s/>tema de interfaz y los componentes de audio, como métodos de acceso a la </text:span><text:soft-page-break/><text:span text:style-name="T1">información, pero solo es un ejemplo de como las <text:s/>combinaciones de letras <text:s/>puede proveer acceso a personas <text:s/>con discapacidad auditiva activar un lector de pantalla. Puede que <text:s/>estos atajos de teclados sean los más comunes. También están los </text:span><text:span text:style-name="T2">atajos para el </text:span><text:span text:style-name="T1"><text:s/>contraste <text:s/></text:span><text:span text:style-name="T2">lo cual son muy </text:span><text:span text:style-name="T4">utilizados </text:span><text:span text:style-name="T2"><text:s/>por las </text:span><text:span text:style-name="T1"><text:s/>personas con discapacidad visual. Por lo que se realiza una comparación de comandos útiles para personas con discapacidades.</text:span></text:p>
      <text:p text:style-name="P8"><text:span text:style-name="T1"/></text:p>
      <text:p text:style-name="P8"><text:span text:style-name="T1">En las siguientes tablas se plantean los comandos para trabajar la lupa, lector, de pantalla y reconocimiento de voz. La comparación se realiza con comandos de Windows y Mac </text:span><text:span text:style-name="T3">OS </text:span><text:span text:style-name="T1">los sistemas operativos más usados en universidades y de uso doméstico de forma habitual.</text:span></text:p>
      <text:p text:style-name="P8"><text:span text:style-name="T1"/></text:p>
      <text:p text:style-name="P8"><text:span text:style-name="T1"/></text:p>
      <text:p text:style-name="P3"/>
      <text:p text:style-name="P21"><text:span text:style-name="T7"/></text:p>
      <text:p text:style-name="P24"><text:span text:style-name="T7">Comparación de comandos para el uso de la lupa y le lector de pantalla </text:span>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eLine94805929900096">
                <table:table-cell table:style-name="Tabla6.A1" table:number-columns-spanned="2" office:value-type="string">
                  <text:p text:style-name="P39">Windows <text:span text:style-name="T6">10</text:span></text:p>
                </table:table-cell>
                <table:covered-table-cell/>
              </table:table-row>
              <table:table-row table:style-name="TableLine94805929900096">
                <table:table-cell table:style-name="Tabla6.A2" office:value-type="string">
                  <text:p text:style-name="P37">Comando </text:p>
                </table:table-cell>
                <table:table-cell table:style-name="Tabla6.B2" office:value-type="string">
                  <text:p text:style-name="P37">Función <text:s/></text:p>
                </table:table-cell>
              </table:table-row>
              <table:table-row table:style-name="TableLine94805929900096">
                <table:table-cell table:style-name="Tabla6.A6" office:value-type="string">
                  <text:p text:style-name="P36">Tecla del logotipo de Windows <text:s/>+ signo más (+)</text:p>
                </table:table-cell>
                <table:table-cell table:style-name="Tabla6.B3" office:value-type="string">
                  <text:p text:style-name="P25"><text:s/>Activar la Lupa</text:p>
                </table:table-cell>
              </table:table-row>
              <table:table-row table:style-name="TableLine94805929900096">
                <table:table-cell table:style-name="Tabla6.A6" office:value-type="string">
                  <text:p text:style-name="P41">Tecla del logotipo de Windows <text:s/>+ Esc <text:s text:c="3"/></text:p>
                </table:table-cell>
                <table:table-cell table:style-name="Tabla6.B4" office:value-type="string">
                  <text:p text:style-name="P26">Desactivar la Lupa</text:p>
                </table:table-cell>
              </table:table-row>
              <table:table-row table:style-name="TableLine94805929900096">
                <table:table-cell table:style-name="Tabla6.A6" office:value-type="string">
                  <text:p text:style-name="P53">Teclas modificadoras + Entrar</text:p>
                </table:table-cell>
                <table:table-cell table:style-name="Tabla6.B5" office:value-type="string">
                  <text:p text:style-name="P55">Inicia, pausa y reanuda la lectura</text:p>
                </table:table-cell>
              </table:table-row>
              <table:table-row table:style-name="TableLine94805929900096">
                <table:table-cell table:style-name="Tabla6.A6" office:value-type="string">
                  <text:p text:style-name="P53">Cualquier tecla</text:p>
                </table:table-cell>
                <table:table-cell table:style-name="Tabla6.B6" office:value-type="string">
                  <text:p text:style-name="P55">Detener la lectura</text:p>
                </table:table-cell>
              </table:table-row>
              <table:table-row table:style-name="TableLine94805929900096">
                <table:table-cell table:style-name="Tabla6.A7" office:value-type="string">
                  <text:p text:style-name="P53">Tecla modificadora + clic izquierdo del ratón</text:p>
                </table:table-cell>
                <table:table-cell table:style-name="Tabla6.B7" office:value-type="string">
                  <text:p text:style-name="P55">Leer desde el puntero del ratón</text:p>
                </table:table-cell>
              </table:table-row>
              <table:table-row table:style-name="TableLine94805929900096">
                <table:table-cell table:style-name="Tabla6.A8" office:value-type="string">
                  <text:p text:style-name="P53">Tecla modificadora + H</text:p>
                </table:table-cell>
                <table:table-cell table:style-name="Tabla6.B8" office:value-type="string">
                  <text:p text:style-name="P55">Leer frase anterior</text:p>
                </table:table-cell>
              </table:table-row>
              <table:table-row table:style-name="TableLine94805929900096">
                <table:table-cell table:style-name="Tabla6.A9" office:value-type="string">
                  <text:p text:style-name="P53">Tecla modificadora + K</text:p>
                </table:table-cell>
                <table:table-cell table:style-name="Tabla6.B9" office:value-type="string">
                  <text:p text:style-name="P57">Leer frase siguiente</text:p>
                </table:table-cell>
              </table:table-row>
              <table:table-row table:style-name="TableLine94805929900096">
                <table:table-cell table:style-name="Tabla6.A10" office:value-type="string">
                  <text:p text:style-name="P53">Tecla del logotipo de Windows + Ctrl + N</text:p>
                </table:table-cell>
                <table:table-cell table:style-name="Tabla6.B10" office:value-type="string">
                  <text:p text:style-name="P57">Abrir la configuración del Narrador</text:p>
                </table:table-cell>
              </table:table-row>
              <table:table-row table:style-name="TableLine94805929900096">
                <table:table-cell table:style-name="Tabla6.A11" office:value-type="string">
                  <text:p text:style-name="P59"><text:span text:style-name="T5">Tecla del logotipo de Windows  + Ctrl + S</text:span></text:p>
                </table:table-cell>
                <table:table-cell table:style-name="Tabla6.B11" office:value-type="string">
                  <text:p text:style-name="P57">Activar Reconocimiento de voz de Windows</text:p>
                </table:table-cell>
              </table:table-row>
            </table:table>
            <text:p text:style-name="P45"/>
          </table:table-cell>
          <table:table-cell table:style-name="Tabla5.B1" office:value-type="string">
            <table:table table:name="Tabla7" table:style-name="Tabla7">
              <table:table-column table:style-name="Tabla7.A"/>
              <table:table-column table:style-name="Tabla7.B"/>
              <table:table-row table:style-name="TableLine94805932696464">
                <table:table-cell table:style-name="Tabla7.A1" table:number-columns-spanned="2" office:value-type="string">
                  <text:p text:style-name="P34">Mac OS</text:p>
                </table:table-cell>
                <table:covered-table-cell/>
              </table:table-row>
              <table:table-row table:style-name="TableLine94805932696464">
                <table:table-cell table:style-name="Tabla7.A2" office:value-type="string">
                  <text:p text:style-name="P32">Comando </text:p>
                </table:table-cell>
                <table:table-cell table:style-name="Tabla7.B2" office:value-type="string">
                  <text:p text:style-name="P32">Función <text:s/></text:p>
                </table:table-cell>
              </table:table-row>
              <table:table-row table:style-name="TableLine94805932696464">
                <table:table-cell table:style-name="Tabla7.A3" office:value-type="string">
                  <text:p text:style-name="P48">Opción-Comando-8</text:p>
                </table:table-cell>
                <table:table-cell table:style-name="Tabla7.B3" office:value-type="string">
                  <text:p text:style-name="P48">Activar o desactivar el zoom</text:p>
                </table:table-cell>
              </table:table-row>
              <table:table-row table:style-name="TableLine94805932696464">
                <table:table-cell table:style-name="Tabla7.A3" office:value-type="string">
                  <text:p text:style-name="P48">Opción–Comando–Signo más (+)</text:p>
                </table:table-cell>
                <table:table-cell table:style-name="Tabla7.B3" office:value-type="string">
                  <text:p text:style-name="P48">Acercar</text:p>
                </table:table-cell>
              </table:table-row>
              <table:table-row table:style-name="TableLine94805932696464">
                <table:table-cell table:style-name="Tabla7.A3" office:value-type="string">
                  <text:p text:style-name="P48">Opción–Comando–Signo menos (-)</text:p>
                </table:table-cell>
                <table:table-cell table:style-name="Tabla7.B3" office:value-type="string">
                  <text:p text:style-name="P48">Reducir</text:p>
                </table:table-cell>
              </table:table-row>
            </table:table>
            <text:p text:style-name="P45"/>
          </table:table-cell>
        </table:table-row>
      </table:table>
      <text:p text:style-name="P27"/>
      <text:p text:style-name="P27"/>
      <text:p text:style-name="P27"/>
      <text:p text:style-name="P29">Comparación de comandos para el control de contraste </text:p>
      <text:p text:style-name="P29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row table:style-name="TableLine94805891505792">
                <table:table-cell table:style-name="Tabla3.A1" table:number-columns-spanned="2" office:value-type="string">
                  <text:p text:style-name="P40">Windows <text:span text:style-name="T6">10</text:span></text:p>
                </table:table-cell>
                <table:covered-table-cell/>
              </table:table-row>
              <table:table-row table:style-name="TableLine94805891505792">
                <table:table-cell table:style-name="Tabla3.A2" office:value-type="string">
                  <text:p text:style-name="P38">Comando </text:p>
                </table:table-cell>
                <table:table-cell table:style-name="Tabla3.B2" office:value-type="string">
                  <text:p text:style-name="P38">Función <text:s/></text:p>
                </table:table-cell>
              </table:table-row>
              <table:table-row table:style-name="TableLine94805891505792">
                <table:table-cell table:style-name="Tabla3.A3" office:value-type="string">
                  <text:p text:style-name="P51">Mayús derecha durante ocho segundos</text:p>
                </table:table-cell>
                <table:table-cell table:style-name="Tabla3.B3" office:value-type="string">
                  <text:p text:style-name="P52">Activar y desactivar las teclas de filtro</text:p>
                </table:table-cell>
              </table:table-row>
              <table:table-row table:style-name="TableLine94805891505792">
                <table:table-cell table:style-name="Tabla3.A3" office:value-type="string">
                  <text:p text:style-name="P51">Mayús derecha durante ocho segundos</text:p>
                </table:table-cell>
                <table:table-cell table:style-name="Tabla3.B3" office:value-type="string">
                  <text:p text:style-name="P52">Activar y desactivar las teclas de filtro</text:p>
                </table:table-cell>
              </table:table-row>
              <table:table-row table:style-name="TableLine94805891505792">
                <table:table-cell table:style-name="Tabla3.A3" office:value-type="string">
                  <text:p text:style-name="P56">Alt Izq + Mayús Izq + Impr Pant</text:p>
                </table:table-cell>
                <table:table-cell table:style-name="Tabla3.B3" office:value-type="string">
                  <text:p text:style-name="P56">Activar o desactivar el contraste alto</text:p>
                </table:table-cell>
              </table:table-row>
              <table:table-row table:style-name="TableLine94805891505792">
                <table:table-cell table:style-name="Tabla3.A6" office:value-type="string">
                  <text:p text:style-name="P54">Tecla del logotipo de Windows + Ctrl + C</text:p>
                </table:table-cell>
                <table:table-cell table:style-name="Tabla3.B6" office:value-type="string">
                  <text:p text:style-name="P56">Activar o desactivar los filtros de color</text:p>
                </table:table-cell>
              </table:table-row>
            </table:table>
            <text:p text:style-name="P46"/>
          </table:table-cell>
          <table:table-cell table:style-name="Tabla2.B1" office:value-type="string">
            <table:table table:name="Tabla4" table:style-name="Tabla4">
              <table:table-column table:style-name="Tabla4.A"/>
              <table:table-column table:style-name="Tabla4.B"/>
              <table:table-row table:style-name="TableLine94805925546112">
                <table:table-cell table:style-name="Tabla4.A1" table:number-columns-spanned="2" office:value-type="string">
                  <text:p text:style-name="P35">Mac OS</text:p>
                </table:table-cell>
                <table:covered-table-cell/>
              </table:table-row>
              <table:table-row table:style-name="TableLine94805925546112">
                <table:table-cell table:style-name="Tabla4.A2" office:value-type="string">
                  <text:p text:style-name="P33">Comando </text:p>
                </table:table-cell>
                <table:table-cell table:style-name="Tabla4.B2" office:value-type="string">
                  <text:p text:style-name="P33">Función <text:s/></text:p>
                </table:table-cell>
              </table:table-row>
              <table:table-row table:style-name="TableLine94805925546112">
                <table:table-cell table:style-name="Tabla4.A3" office:value-type="string">
                  <text:p text:style-name="P49">Control-Opción-Comando-Coma (,) </text:p>
                </table:table-cell>
                <table:table-cell table:style-name="Tabla4.B3" office:value-type="string">
                  <text:p text:style-name="P49">Reducir contraste </text:p>
                </table:table-cell>
              </table:table-row>
              <table:table-row table:style-name="TableLine94805925546112">
                <table:table-cell table:style-name="Tabla4.A3" office:value-type="string">
                  <text:p text:style-name="P49">Control-Opción-Comando-Punto (.)</text:p>
                </table:table-cell>
                <table:table-cell table:style-name="Tabla4.B3" office:value-type="string">
                  <text:p text:style-name="P49">Aumentar contraste </text:p>
                </table:table-cell>
              </table:table-row>
            </table:table>
            <text:p text:style-name="P46"/>
          </table:table-cell>
        </table:table-row>
      </table:table>
      <text:p text:style-name="P42"/>
      <text:p text:style-name="P28"><text:s text:c="3"/></text:p>
      <text:p text:style-name="P30">Referencias</text:p>
      <text:p text:style-name="P5"/>
      <text:p text:style-name="P60">Microsoft. (s. f.-a). Apéndice B: Comandos de teclado y gestos táctiles del Narrador. Recuperado 28 de julio de 2021, de https://support.microsoft.com/es-es/windows/ap%C3%A9ndice-b-comandos-de-teclado-y-gestos-t%C3%A1ctiles-del-narrador-8bdab3f4-b3e9-4554-7f28-8b15bd37410a#ID0EBD=Windows_10</text:p>
      <text:p text:style-name="P60">Microsoft. (s. f.-b). ¿Cómo puedo reasignar teclas de acceso rápido de mi teclado? Recuperado 28 de julio de 2021, de https://support.microsoft.com/es-es/topic/-c%C3%B3mo-puedo-reasignar-teclas-de-acceso-r%C3%A1pido-de-mi-teclado-703f897c-ad72-db5d-8e64-0928873d712f</text:p>
      <text:p text:style-name="P60">Microsoft. (s. f.-c). Métodos abreviados de teclado de Windows. Recuperado 28 de julio de 2021, de https://support.microsoft.com/es-es/windows/m%C3%A9todos-abreviados-de-teclado-de-windows-dcc61a57-8ff0-cffe-9796-cb9706c75eec</text:p>
      <text:p text:style-name="P60">Cómo escribir un ensayo con el formato APA. (s. f.). wikiHow. Recuperado 28 de julio de 2021, de https://es.wikihow.com/escribir-un-ensayo-con-el-formato-APA</text:p>
      <text:p text:style-name="P50"><text:span text:style-name="T8">Funciones rápidas de accesibilidad del Mac</text:span>. (2021, 24 mayo). Apple Support. https://support.apple.com/es-es/HT20443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6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OpenSymbol1" svg:font-family="OpenSymbol" style:font-adornments="Regular" style:font-pitch="variable" style:font-charset="x-symbol"/>
    <style:font-face style:name="Times New Roman" svg:font-family="'Times New Roman'"/>
    <style:font-face style:name="CalIBRI" svg:font-family="CalIBRI" style:font-family-generic="swiss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1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1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Wingdings1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1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5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6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7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8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9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11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12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13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14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15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16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17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18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29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0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31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32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33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34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35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36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8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ListLabel_20_39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ListLabel_20_40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ListLabel_20_41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ListLabel_20_42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ListLabel_20_43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ListLabel_20_44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ListLabel_20_45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es" fo:country="ES"/>
    </style:style>
    <style:style style:name="MP2" style:family="paragraph" style:parent-style-name="Footer">
      <style:paragraph-properties fo:text-align="center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12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11cm" fo:margin-left="0cm" fo:margin-right="0cm" fo:margin-bottom="0.91cm" style:dynamic-spacing="true"/>
      </style:header-style>
      <style:footer-style>
        <style:header-footer-properties fo:min-height="1.011cm" fo:margin-left="0cm" fo:margin-right="0cm" fo:margin-top="0.9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  <style:footer>
        <text:p text:style-name="MP2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language>es-PR</dc:language>
    <dc:date>2021-07-30T16:54:39.851260129</dc:date>
    <meta:editing-cycles>17</meta:editing-cycles>
    <meta:editing-duration>PT1H52M12S</meta:editing-duration>
    <meta:generator>LibreOffice/7.1.4.2$Linux_X86_64 LibreOffice_project/10$Build-2</meta:generator>
    <meta:document-statistic meta:table-count="7" meta:image-count="0" meta:object-count="0" meta:page-count="9" meta:paragraph-count="108" meta:word-count="1143" meta:character-count="7287" meta:non-whitespace-character-count="6222"/>
    <meta:user-defined meta:name="AppVersion">15.0000</meta:user-defined>
  </office:meta>
</office:document-meta>
</file>